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ytuł" style:master-page-name="MP0" style:family="paragraph">
      <style:paragraph-properties fo:break-before="page" fo:text-align="center"/>
    </style:style>
    <style:style style:name="P2" style:parent-style-name="Tytuł" style:family="paragraph">
      <style:paragraph-properties fo:text-align="center"/>
    </style:style>
    <style:style style:name="P3" style:parent-style-name="Spistreści1" style:family="paragraph">
      <style:paragraph-properties>
        <style:tab-stops>
          <style:tab-stop style:type="right" style:leader-style="dotted" style:leader-text="." style:position="6.2604in"/>
          <style:tab-stop style:type="left" style:position="0.302in"/>
        </style:tab-stops>
      </style:paragraph-properties>
    </style:style>
    <style:style style:name="P4" style:parent-style-name="Spistreści1" style:family="paragraph">
      <style:paragraph-properties>
        <style:tab-stops>
          <style:tab-stop style:type="right" style:leader-style="dotted" style:leader-text="." style:position="6.2604in"/>
          <style:tab-stop style:type="left" style:position="0.302in"/>
        </style:tab-stops>
      </style:paragraph-properties>
    </style:style>
    <style:style style:name="P5" style:parent-style-name="Spistreści1" style:family="paragraph">
      <style:paragraph-properties>
        <style:tab-stops>
          <style:tab-stop style:type="right" style:leader-style="dotted" style:leader-text="." style:position="6.2604in"/>
          <style:tab-stop style:type="left" style:position="0.302in"/>
        </style:tab-stops>
      </style:paragraph-properties>
    </style:style>
    <style:style style:name="P6" style:parent-style-name="Spistreści1" style:family="paragraph">
      <style:paragraph-properties>
        <style:tab-stops>
          <style:tab-stop style:type="right" style:leader-style="dotted" style:leader-text="." style:position="6.2604in"/>
          <style:tab-stop style:type="left" style:position="0.302in"/>
        </style:tab-stops>
      </style:paragraph-properties>
    </style:style>
    <style:style style:name="P7" style:parent-style-name="Spistreści1" style:family="paragraph">
      <style:paragraph-properties>
        <style:tab-stops>
          <style:tab-stop style:type="right" style:leader-style="dotted" style:leader-text="." style:position="6.2604in"/>
          <style:tab-stop style:type="left" style:position="0.302in"/>
        </style:tab-stops>
      </style:paragraph-properties>
    </style:style>
    <style:style style:name="P8" style:parent-style-name="Spistreści1" style:family="paragraph">
      <style:paragraph-properties>
        <style:tab-stops>
          <style:tab-stop style:type="right" style:leader-style="dotted" style:leader-text="." style:position="6.2604in"/>
          <style:tab-stop style:type="left" style:position="0.302in"/>
        </style:tab-stops>
      </style:paragraph-properties>
    </style:style>
    <style:style style:name="P9" style:parent-style-name="Spistreści1" style:family="paragraph">
      <style:paragraph-properties>
        <style:tab-stops>
          <style:tab-stop style:type="right" style:leader-style="dotted" style:leader-text="." style:position="6.2604in"/>
          <style:tab-stop style:type="left" style:position="0.302in"/>
        </style:tab-stops>
      </style:paragraph-properties>
    </style:style>
    <style:style style:name="P10" style:parent-style-name="Spistreści1" style:family="paragraph">
      <style:paragraph-properties>
        <style:tab-stops>
          <style:tab-stop style:type="right" style:leader-style="dotted" style:leader-text="." style:position="6.2604in"/>
          <style:tab-stop style:type="left" style:position="0.302in"/>
        </style:tab-stops>
      </style:paragraph-properties>
    </style:style>
    <style:style style:name="P11" style:parent-style-name="Spistreści1" style:family="paragraph">
      <style:paragraph-properties>
        <style:tab-stops>
          <style:tab-stop style:type="right" style:leader-style="dotted" style:leader-text="." style:position="6.2604in"/>
          <style:tab-stop style:type="left" style:position="0.302in"/>
        </style:tab-stops>
      </style:paragraph-properties>
    </style:style>
    <style:style style:name="P12" style:parent-style-name="Spistreści2" style:family="paragraph">
      <style:paragraph-properties>
        <style:tab-stops>
          <style:tab-stop style:type="right" style:leader-style="dotted" style:leader-text="." style:position="6.1076in"/>
          <style:tab-stop style:type="left" style:position="0.3055in"/>
        </style:tab-stops>
      </style:paragraph-properties>
    </style:style>
    <style:style style:name="P13" style:parent-style-name="Spistreści2" style:family="paragraph">
      <style:paragraph-properties>
        <style:tab-stops>
          <style:tab-stop style:type="right" style:leader-style="dotted" style:leader-text="." style:position="6.1076in"/>
          <style:tab-stop style:type="left" style:position="0.3055in"/>
        </style:tab-stops>
      </style:paragraph-properties>
    </style:style>
    <style:style style:name="P14" style:parent-style-name="Spistreści2" style:family="paragraph">
      <style:paragraph-properties>
        <style:tab-stops>
          <style:tab-stop style:type="right" style:leader-style="dotted" style:leader-text="." style:position="6.1076in"/>
          <style:tab-stop style:type="left" style:position="0.3055in"/>
        </style:tab-stops>
      </style:paragraph-properties>
    </style:style>
    <style:style style:name="P15" style:parent-style-name="Spistreści2" style:family="paragraph">
      <style:paragraph-properties>
        <style:tab-stops>
          <style:tab-stop style:type="right" style:leader-style="dotted" style:leader-text="." style:position="6.1076in"/>
          <style:tab-stop style:type="left" style:position="0.3055in"/>
        </style:tab-stops>
      </style:paragraph-properties>
    </style:style>
    <style:style style:name="P16" style:parent-style-name="Nagłówek1" style:family="paragraph"/>
    <style:style style:name="P17" style:parent-style-name="Nagłówek1" style:family="paragraph"/>
    <style:style style:name="P18" style:parent-style-name="Nagłówek1" style:family="paragraph"/>
    <style:style style:name="P19" style:parent-style-name="Nagłówek1" style:family="paragraph"/>
    <style:style style:name="P20" style:parent-style-name="Nagłówek1" style:family="paragraph"/>
    <style:style style:name="P21" style:parent-style-name="Nagłówek1" style:family="paragraph"/>
    <style:style style:name="P22" style:parent-style-name="Nagłówek1" style:family="paragraph"/>
    <style:style style:name="P23" style:parent-style-name="Nagłówek1" style:family="paragraph"/>
    <style:style style:name="P24" style:parent-style-name="Nagłówek1" style:family="paragraph"/>
    <style:style style:name="P25" style:parent-style-name="Nagłówek2" style:family="paragraph"/>
    <style:style style:name="P26" style:parent-style-name="Nagłówek2" style:family="paragraph"/>
    <style:style style:name="P27" style:parent-style-name="Nagłówek2" style:family="paragraph"/>
  </office:automatic-styles>
  <office:body>
    <office:text text:use-soft-page-breaks="true">
      <text:p text:style-name="P1">Plan projektu<text:s/></text:p>
      <text:p text:style-name="P2">(Nazwa projektu)</text:p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Spistreści1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2" text:style-name="Spistreści2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3" text:style-name="Normalny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4" text:style-name="Normalny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5" text:style-name="Normalny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6" text:style-name="Normalny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7" text:style-name="Normalny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8" text:style-name="Normalny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9" text:style-name="Normalny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</text:table-of-content-source>
        <text:index-body>
          <text:p text:style-name="P3"><text:a xlink:href="#_Toc1060672146" office:target-frame-name="_top" xlink:show="replace"><text:span text:style-name="Hiperłącze">1.</text:span><text:tab/><text:span text:style-name="Hiperłącze">Cel projektu</text:span><text:tab/><text:span text:style-name="Hiperłącze">3</text:span></text:a></text:p>
          <text:p text:style-name="P4"><text:a xlink:href="#_Toc1494285242" office:target-frame-name="_top" xlink:show="replace"><text:span text:style-name="Hiperłącze">2.</text:span><text:tab/><text:span text:style-name="Hiperłącze">Organizacja projektu</text:span><text:tab/><text:span text:style-name="Hiperłącze">3</text:span></text:a></text:p>
          <text:p text:style-name="P5"><text:a xlink:href="#_Toc957457646" office:target-frame-name="_top" xlink:show="replace"><text:span text:style-name="Hiperłącze">3.</text:span><text:tab/><text:span text:style-name="Hiperłącze">Struktura organizacyjna</text:span><text:tab/><text:span text:style-name="Hiperłącze">3</text:span></text:a></text:p>
          <text:p text:style-name="P6"><text:a xlink:href="#_Toc670989922" office:target-frame-name="_top" xlink:show="replace"><text:span text:style-name="Hiperłącze">4.</text:span><text:tab/><text:span text:style-name="Hiperłącze">Role i odpowiedzialność</text:span><text:tab/><text:span text:style-name="Hiperłącze">3</text:span></text:a></text:p>
          <text:p text:style-name="P7"><text:a xlink:href="#_Toc129850089" office:target-frame-name="_top" xlink:show="replace"><text:span text:style-name="Hiperłącze">5.</text:span><text:tab/><text:span text:style-name="Hiperłącze">Harmonogram projektu</text:span><text:tab/><text:span text:style-name="Hiperłącze">3</text:span></text:a></text:p>
          <text:p text:style-name="P8"><text:a xlink:href="#_Toc1201919915" office:target-frame-name="_top" xlink:show="replace"><text:span text:style-name="Hiperłącze">6.</text:span><text:tab/><text:span text:style-name="Hiperłącze">Kosztorys projektu</text:span><text:tab/><text:span text:style-name="Hiperłącze">3</text:span></text:a></text:p>
          <text:p text:style-name="P9"><text:a xlink:href="#_Toc4918316" office:target-frame-name="_top" xlink:show="replace"><text:span text:style-name="Hiperłącze">7.</text:span><text:tab/><text:span text:style-name="Hiperłącze">Zasoby projektu</text:span><text:tab/><text:span text:style-name="Hiperłącze">3</text:span></text:a></text:p>
          <text:p text:style-name="P10"><text:a xlink:href="#_Toc103389995" office:target-frame-name="_top" xlink:show="replace"><text:span text:style-name="Hiperłącze">8.</text:span><text:tab/><text:span text:style-name="Hiperłącze">Standardy i narzędzia w projekcie</text:span><text:tab/><text:span text:style-name="Hiperłącze">3</text:span></text:a></text:p>
          <text:p text:style-name="P11"><text:a xlink:href="#_Toc524362543" office:target-frame-name="_top" xlink:show="replace"><text:span text:style-name="Hiperłącze">9.</text:span><text:tab/><text:span text:style-name="Hiperłącze">Procesy zarządzania</text:span><text:tab/><text:span text:style-name="Hiperłącze">3</text:span></text:a></text:p>
          <text:p text:style-name="P12"><text:a xlink:href="#_Toc1005801948" office:target-frame-name="_top" xlink:show="replace"><text:span text:style-name="Hiperłącze">a.</text:span><text:tab/><text:span text:style-name="Hiperłącze">zarządzania konfiguracją</text:span><text:tab/><text:span text:style-name="Hiperłącze">3</text:span></text:a></text:p>
          <text:p text:style-name="P13"><text:a xlink:href="#_Toc1738346200" office:target-frame-name="_top" xlink:show="replace"><text:span text:style-name="Hiperłącze">b.</text:span><text:tab/><text:span text:style-name="Hiperłącze">zarządzania ryzykiem</text:span><text:tab/><text:span text:style-name="Hiperłącze">3</text:span></text:a></text:p>
          <text:p text:style-name="P14"><text:a xlink:href="#_Toc390054759" office:target-frame-name="_top" xlink:show="replace"><text:span text:style-name="Hiperłącze">c.</text:span><text:tab/><text:span text:style-name="Hiperłącze">zarządzania testami</text:span><text:tab/><text:span text:style-name="Hiperłącze">3</text:span></text:a></text:p>
        </text:index-body>
      </text:table-of-content>
      <text:p text:style-name="P15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list text:style-name="LFO1" text:continue-numbering="true">
        <text:list-item>
          <text:p text:style-name="P16"><text:bookmark-start text:name="_Toc1060672146"/>Cel projektu<text:s/><text:bookmark-end text:name="_Toc1060672146"/></text:p>
        </text:list-item>
      </text:list>
      <text:list text:style-name="LFO1" text:continue-numbering="true">
        <text:list-item>
          <text:p text:style-name="P17"><text:bookmark-start text:name="_Toc1494285242"/>Organizacja projektu<text:s/><text:bookmark-end text:name="_Toc1494285242"/></text:p>
        </text:list-item>
      </text:list>
      <text:list text:style-name="LFO1" text:continue-numbering="true">
        <text:list-item>
          <text:p text:style-name="P18"><text:bookmark-start text:name="_Toc957457646"/>Struktura organizacyjna<text:bookmark-end text:name="_Toc957457646"/></text:p>
        </text:list-item>
      </text:list>
      <text:list text:style-name="LFO1" text:continue-numbering="true">
        <text:list-item>
          <text:p text:style-name="P19"><text:bookmark-start text:name="_Toc670989922"/>Role i odpowiedzialność<text:bookmark-end text:name="_Toc670989922"/></text:p>
        </text:list-item>
      </text:list>
      <text:list text:style-name="LFO1" text:continue-numbering="true">
        <text:list-item>
          <text:p text:style-name="P20"><text:bookmark-start text:name="_Toc129850089"/>Harmonogram projektu<text:bookmark-end text:name="_Toc129850089"/></text:p>
        </text:list-item>
      </text:list>
      <text:list text:style-name="LFO1" text:continue-numbering="true">
        <text:list-item>
          <text:p text:style-name="P21"><text:bookmark-start text:name="_Toc1201919915"/>Kosztorys projektu<text:bookmark-end text:name="_Toc1201919915"/></text:p>
        </text:list-item>
      </text:list>
      <text:list text:style-name="LFO1" text:continue-numbering="true">
        <text:list-item>
          <text:p text:style-name="P22"><text:bookmark-start text:name="_Toc4918316"/>Zasoby projektu<text:bookmark-end text:name="_Toc4918316"/></text:p>
        </text:list-item>
      </text:list>
      <text:list text:style-name="LFO1" text:continue-numbering="true">
        <text:list-item>
          <text:p text:style-name="P23"><text:bookmark-start text:name="_Toc103389995"/>Standardy i narzędzia w projekcie<text:s/><text:bookmark-end text:name="_Toc103389995"/></text:p>
        </text:list-item>
      </text:list>
      <text:list text:style-name="LFO1" text:continue-numbering="true">
        <text:list-item>
          <text:p text:style-name="P24"><text:bookmark-start text:name="_Toc524362543"/>Procesy zarządzania<text:bookmark-end text:name="_Toc524362543"/></text:p>
        </text:list-item>
      </text:list>
      <text:list text:style-name="LFO1" text:continue-numbering="true">
        <text:list-item>
          <text:list>
            <text:list-item>
              <text:p text:style-name="P25"><text:bookmark-start text:name="_Toc1005801948"/>zarządzania konfiguracją<text:bookmark-end text:name="_Toc1005801948"/>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26"><text:bookmark-start text:name="_Toc1738346200"/>zarządzania ryzykiem<text:s/><text:bookmark-end text:name="_Toc1738346200"/>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27"><text:bookmark-start text:name="_Toc390054759"/>zarządzania testami<text:bookmark-end text:name="_Toc390054759"/></text:p>
            </text:list-item>
          </text:list>
        </text:list-item>
      </text:list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1666in" fo:margin-bottom="0in"/>
      <style:text-properties style:font-name="Calibri Light" style:font-name-asian="MS Gothic" style:font-name-complex="Times New Roman" fo:color="#2F5496" fo:font-size="16pt" style:font-size-asian="16pt" style:font-size-complex="16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color="#2F5496" fo:font-size="13pt" style:font-size-asian="13pt" style:font-size-complex="13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TytułZnak" style:display-name="Tytuł Znak" style:family="text" style:parent-style-name="Domyślnaczcionkaakapitu">
      <style:text-properties style:font-name="Calibri Light" style:font-name-asian="MS Gothic" style:font-name-complex="Times New Roman" fo:letter-spacing="-0.0069in" style:letter-kerning="true" fo:font-size="28pt" style:font-size-asian="28pt" style:font-size-complex="28pt"/>
    </style:style>
    <style:style style:name="Tytuł" style:display-name="Tytuł" style:family="paragraph" style:parent-style-name="Normalny" style:next-style-name="Normalny">
      <style:paragraph-properties style:contextual-spacing="true" fo:margin-bottom="0in" fo:line-height="100%"/>
      <style:text-properties style:font-name="Calibri Light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/>
    </style:style>
    <style:style style:name="Spistreści1" style:display-name="Spis treści 1" style:family="paragraph" style:parent-style-name="Normalny" style:next-style-name="Normalny" style:auto-update="true">
      <style:paragraph-properties fo:margin-bottom="0.0694in"/>
      <style:text-properties fo:hyphenate="false"/>
    </style:style>
    <style:style style:name="Spistreści2" style:display-name="Spis treści 2" style:family="paragraph" style:parent-style-name="Normalny" style:next-style-name="Normalny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Nagłówek1Znak" style:display-name="Nagłówek 1 Znak" style:family="text" style:parent-style-name="Domyślnaczcionkaakapitu">
      <style:text-properties style:font-name="Calibri Light" style:font-name-asian="MS Gothic" style:font-name-complex="Times New Roman" fo:color="#2F5496" fo:font-size="16pt" style:font-size-asian="16pt" style:font-size-complex="16pt"/>
    </style:style>
    <style:style style:name="Nagłówek2Znak" style:display-name="Nagłówek 2 Znak" style:family="text" style:parent-style-name="Domyślnaczcionkaakapitu">
      <style:text-properties style:font-name="Calibri Light" style:font-name-asian="MS Gothic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adosław Boczoń</meta:initial-creator>
    <dc:creator>Radosław Boczoń</dc:creator>
    <meta:creation-date>2022-04-17T12:54:00Z</meta:creation-date>
    <dc:date>2022-04-17T12:54:00Z</dc:date>
    <meta:template xlink:href="Normal.dotm" xlink:type="simple"/>
    <meta:editing-cycles>1</meta:editing-cycles>
    <meta:editing-duration>PT0S</meta:editing-duration>
    <meta:document-statistic meta:page-count="1" meta:paragraph-count="2" meta:word-count="208" meta:character-count="1456" meta:row-count="10" meta:non-whitespace-character-count="1250"/>
  </office:meta>
</office:document-meta>
</file>